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112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13" style:family="table-column">
      <style:table-column-properties fo:break-before="auto" style:column-width="104.94pt"/>
    </style:style>
    <style:style style:name="co114" style:family="table-column">
      <style:table-column-properties fo:break-before="auto" style:column-width="71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7"/>
        <table:table-column table:style-name="co82" table:default-cell-style-name="ce107"/>
        <table:table-column table:style-name="co83" table:default-cell-style-name="ce107"/>
        <table:table-column table:style-name="co84" table:default-cell-style-name="ce139"/>
        <table:table-column table:style-name="co85" table:default-cell-style-name="ce139"/>
        <table:table-column table:style-name="co86" table:default-cell-style-name="ce139"/>
        <table:table-column table:style-name="co87" table:default-cell-style-name="ce139"/>
        <table:table-column table:style-name="co88" table:default-cell-style-name="ce107"/>
        <table:table-column table:style-name="co5" table:default-cell-style-name="ce107"/>
        <table:table-column table:style-name="co89" table:default-cell-style-name="ce102"/>
        <table:table-column table:style-name="co88" table:default-cell-style-name="ce107"/>
        <table:table-column table:style-name="co5" table:default-cell-style-name="ce107"/>
        <table:table-column table:style-name="co89" table:default-cell-style-name="ce107"/>
        <table:table-column table:style-name="co90" table:default-cell-style-name="ce126"/>
        <table:table-row table:style-name="ro1">
          <table:table-cell table:style-name="ce91" office:value-type="string" calcext:value-type="string">
            <text:p>Hero</text:p>
          </table:table-cell>
          <table:table-cell table:style-name="ce108" office:value-type="string" calcext:value-type="string" table:number-columns-spanned="3" table:number-rows-spanned="1">
            <text:p>Starting Items</text:p>
          </table:table-cell>
          <table:covered-table-cell table:style-name="ce108"/>
          <table:covered-table-cell table:style-name="ce137"/>
          <table:table-cell table:style-name="ce141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41"/>
          <table:table-cell table:style-name="ce108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8"/>
          <table:covered-table-cell table:style-name="ce152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8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rod_of_ato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lotus_orb</text:p>
          </table:table-cell>
        </table:table-row>
        <table:table-row table:style-name="ro2">
          <table:table-cell table:style-name="ce95" office:value-type="string" calcext:value-type="string">
            <text:p>npc_dota_hero_juggernau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95" office:value-type="string" calcext:value-type="string">
            <text:p>npc_dota_hero_sve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95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atanic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96" office:value-type="string" calcext:value-type="string">
            <text:p>npc_dota_hero_urs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shadow_shama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6" office:value-type="string" calcext:value-type="string">
            <text:p>item_refresher</text:p>
          </table:table-cell>
          <table:table-cell table:style-name="ce96" office:value-type="string" calcext:value-type="string">
            <text:p>item_glimmer_cape</text:p>
          </table:table-cell>
          <table:table-cell table:style-name="ce96" office:value-type="string" calcext:value-type="string">
            <text:p>item_lotus_orb</text:p>
          </table:table-cell>
        </table:table-row>
        <table:table-row table:style-name="ro1">
          <table:table-cell table:style-name="ce95" office:value-type="string" calcext:value-type="string">
            <text:p>npc_dota_hero_venom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3"/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95" office:value-type="string" calcext:value-type="string">
            <text:p>item_veil_of_discord</text:p>
          </table:table-cell>
          <table:table-cell table:style-name="ce95" office:value-type="string" calcext:value-type="string">
            <text:p>item_hurricane_pike</text:p>
          </table:table-cell>
          <table:table-cell table:style-name="ce96" office:value-type="string" calcext:value-type="string">
            <text:p>item_ultimate_scepter</text:p>
          </table:table-cell>
          <table:table-cell table:style-name="ce98" office:value-type="string" calcext:value-type="string">
            <text:p>item_shivas_guard</text:p>
          </table:table-cell>
        </table:table-row>
        <table:table-row table:style-name="ro1">
          <table:table-cell table:style-name="ce95" office:value-type="string" calcext:value-type="string">
            <text:p>npc_dota_hero_obsidian_destroy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3"/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moon_sh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death_prophe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/>
          <table:table-cell table:style-name="ce101"/>
          <table:table-cell table:style-name="ce143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98" office:value-type="string" calcext:value-type="string">
            <text:p>item_octarine_core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black_king_bar</text:p>
          </table:table-cell>
        </table:table-row>
        <table:table-row table:style-name="ro1">
          <table:table-cell table:style-name="ce95" office:value-type="string" calcext:value-type="string">
            <text:p>npc_dota_hero_queenofpa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3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mjollni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2">
          <table:table-cell table:style-name="ce95" office:value-type="string" calcext:value-type="string">
            <text:p>npc_dota_hero_bristleba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95" office:value-type="string" calcext:value-type="string">
            <text:p>item_crimson_guard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5" office:value-type="string" calcext:value-type="string">
            <text:p>npc_dota_hero_tidehunt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mekansm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shivas_guard</text:p>
          </table:table-cell>
          <table:table-cell table:style-name="ce98" office:value-type="string" calcext:value-type="string">
            <text:p>item_heavens_halberd</text:p>
          </table:table-cell>
        </table:table-row>
        <table:table-row table:style-name="ro1">
          <table:table-cell table:style-name="ce95" office:value-type="string" calcext:value-type="string">
            <text:p>npc_dota_hero_shredder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8" office:value-type="string" calcext:value-type="string">
            <text:p>item_shivas_guard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octarine_core</text:p>
          </table:table-cell>
        </table:table-row>
        <table:table-row table:style-name="ro1">
          <table:table-cell table:style-name="ce95" office:value-type="string" calcext:value-type="string">
            <text:p>npc_dota_hero_skywrath_mag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95" office:value-type="string" calcext:value-type="string">
            <text:p>item_kaya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aether_lens</text:p>
          </table:table-cell>
          <table:table-cell table:style-name="ce96" office:value-type="string" calcext:value-type="string">
            <text:p>item_glimmer_cape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force_staff</text:p>
          </table:table-cell>
        </table:table-row>
        <table:table-row table:style-name="ro1">
          <table:table-cell table:style-name="ce95" office:value-type="string" calcext:value-type="string">
            <text:p>npc_dota_hero_sand_king</text:p>
          </table:table-cell>
          <table:table-cell table:style-name="ce111" office:value-type="string" calcext:value-type="string">
            <text:p>item_tango</text:p>
          </table:table-cell>
          <table:table-cell table:style-name="ce136" office:value-type="string" calcext:value-type="string">
            <text:p>item_stout_shield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cyclone</text:p>
          </table:table-cell>
          <table:table-cell table:style-name="ce95" office:value-type="string" calcext:value-type="string">
            <text:p>item_lotus_orb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5" office:value-type="string" calcext:value-type="string">
            <text:p>npc_dota_hero_lich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1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3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sheepstick</text:p>
          </table:table-cell>
          <table:table-cell table:style-name="ce96" office:value-type="string" calcext:value-type="string">
            <text:p>item_rod_of_atos</text:p>
          </table:table-cell>
        </table:table-row>
        <table:table-row table:style-name="ro1">
          <table:table-cell table:style-name="ce95" office:value-type="string" calcext:value-type="string">
            <text:p><text:s text:c="2"/>npc_dota_hero_faceless_void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6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8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5" office:value-type="string" calcext:value-type="string">
            <text:p>npc_dota_hero_nevermore</text:p>
          </table:table-cell>
          <table:table-cell table:style-name="ce111" office:value-type="string" calcext:value-type="string">
            <text:p>item_wraith_band</text:p>
          </table:table-cell>
          <table:table-cell table:style-name="ce111" office:value-type="string" calcext:value-type="string">
            <text:p>item_branches</text:p>
          </table:table-cell>
          <table:table-cell table:style-name="ce111" office:value-type="string" calcext:value-type="string">
            <text:p>item_tango</text:p>
          </table:table-cell>
          <table:table-cell table:style-name="ce101" office:value-type="string" calcext:value-type="string">
            <text:p>item_bottle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orchid</text:p>
          </table:table-cell>
        </table:table-row>
        <table:table-row table:style-name="ro1">
          <table:table-cell table:style-name="ce95" office:value-type="string" calcext:value-type="string">
            <text:p>npc_dota_hero_tiny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5" office:value-type="string" calcext:value-type="string">
            <text:p>item_orchid</text:p>
          </table:table-cell>
          <table:table-cell table:style-name="ce98" office:value-type="string" calcext:value-type="string">
            <text:p>item_heart</text:p>
          </table:table-cell>
        </table:table-row>
        <table:table-row table:style-name="ro1">
          <table:table-cell table:style-name="ce95" office:value-type="string" calcext:value-type="string">
            <text:p><text:s text:c="2"/>npc_dota_hero_dazzle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glimmer_cape</text:p>
          </table:table-cell>
          <table:table-cell table:style-name="ce95" office:value-type="string" calcext:value-type="string">
            <text:p>item_aether_lens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ina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14"/>
          <table:table-cell table:style-name="ce10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95" office:value-type="string" calcext:value-type="string">
            <text:p>item_invis_sword</text:p>
          </table:table-cell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item_sheepstick</text:p>
          </table:table-cell>
          <table:table-cell table:style-name="ce95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5" office:value-type="string" calcext:value-type="string">
            <text:p>npc_dota_hero_legion_command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3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item_blade_mail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34" office:value-type="string" calcext:value-type="string">
            <text:p>npc_dota_hero_drow_rang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8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2" office:value-type="string" calcext:value-type="string">
            <text:p>item_boots_of_elves</text:p>
          </table:table-cell>
          <table:table-cell table:style-name="ce102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8" office:value-type="string" calcext:value-type="string">
            <text:p>item_mjollnir</text:p>
          </table:table-cell>
          <table:table-cell table:style-name="ce98"/>
        </table:table-row>
        <table:table-row table:style-name="ro1">
          <table:table-cell table:style-name="ce98" office:value-type="string" calcext:value-type="string">
            <text:p><text:s text:c="2"/>npc_dota_hero_razo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01"/>
          <table:table-cell table:style-name="ce143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95" office:value-type="string" calcext:value-type="string">
            <text:p>item_sange_and_yasha</text:p>
          </table:table-cell>
          <table:table-cell table:style-name="ce95" office:value-type="string" calcext:value-type="string">
            <text:p>item_black_king_bar</text:p>
          </table:table-cell>
          <table:table-cell table:style-name="ce95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6" office:value-type="string" calcext:value-type="string">
            <text:p>npc_dota_hero_skeleton_king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5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assault</text:p>
          </table:table-cell>
          <table:table-cell table:style-name="ce98" office:value-type="string" calcext:value-type="string">
            <text:p>item_heart</text:p>
          </table:table-cell>
          <table:table-cell table:style-name="ce98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wraith_band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01" office:value-type="string" calcext:value-type="string">
            <text:p>item_ring_of_aquila</text:p>
          </table:table-cell>
          <table:table-cell table:style-name="ce143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96" office:value-type="string" calcext:value-type="string">
            <text:p>item_mjollnir</text:p>
          </table:table-cell>
          <table:table-cell table:style-name="ce95" office:value-type="string" calcext:value-type="string">
            <text:p>item_invis_sword</text:p>
          </table:table-cell>
          <table:table-cell table:style-name="ce98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35" office:value-type="string" calcext:value-type="string">
            <text:p>npc_dota_hero_lio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/>
          <table:table-cell table:style-name="ce142" office:value-type="string" calcext:value-type="string">
            <text:p>item_branches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item_magic_wand</text:p>
          </table:table-cell>
          <table:table-cell table:style-name="ce14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96"/>
          <table:table-cell table:style-name="ce95" office:value-type="string" calcext:value-type="string">
            <text:p>item_force_staff</text:p>
          </table:table-cell>
          <table:table-cell table:style-name="ce95" office:value-type="string" calcext:value-type="string">
            <text:p><text:s text:c="2"/>item_ultimate_scepter</text:p>
          </table:table-cell>
          <table:table-cell table:style-name="ce135" office:value-type="string" calcext:value-type="string">
            <text:p>item_cyclone</text:p>
          </table:table-cell>
        </table:table-row>
        <table:table-row table:style-name="ro2">
          <table:table-cell table:style-name="ce99" office:value-type="string" calcext:value-type="string">
            <text:p><text:s/>npc_dota_hero_phantom_assassin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light_stone</text:p>
          </table:table-cell>
          <table:table-cell table:style-name="ce10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95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chaos_knight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clarity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02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96" office:value-type="string" calcext:value-type="string">
            <text:p>item_echo_sabre</text:p>
          </table:table-cell>
          <table:table-cell table:style-name="ce95" office:value-type="string" calcext:value-type="string">
            <text:p>item_black_king_bar</text:p>
          </table:table-cell>
          <table:table-cell table:style-name="ce98" office:value-type="string" calcext:value-type="string">
            <text:p>item_heart</text:p>
          </table:table-cell>
          <table:table-cell table:style-name="ce95" office:value-type="string" calcext:value-type="string">
            <text:p>item_assault</text:p>
          </table:table-cell>
        </table:table-row>
        <table:table-row table:style-name="ro2">
          <table:table-cell table:style-name="ce100" office:value-type="string" calcext:value-type="string">
            <text:p>npc_dota_hero_phantom_lancer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flask</text:p>
          </table:table-cell>
          <table:table-cell table:style-name="ce136" office:value-type="string" calcext:value-type="string">
            <text:p>item_stout_shield</text:p>
          </table:table-cell>
          <table:table-cell table:style-name="ce102" office:value-type="string" calcext:value-type="string">
            <text:p>item_magic_wand</text:p>
          </table:table-cell>
          <table:table-cell table:style-name="ce142" office:value-type="string" calcext:value-type="string">
            <text:p>item_boots</text:p>
          </table:table-cell>
          <table:table-cell table:style-name="ce142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95" office:value-type="string" calcext:value-type="string">
            <text:p>item_manta</text:p>
          </table:table-cell>
          <table:table-cell table:style-name="ce98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6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warlock</text:p>
          </table:table-cell>
          <table:table-cell table:style-name="ce111" office:value-type="string" calcext:value-type="string">
            <text:p>item_tango</text:p>
          </table:table-cell>
          <table:table-cell table:style-name="ce111" office:value-type="string" calcext:value-type="string">
            <text:p>item_null_talisman</text:p>
          </table:table-cell>
          <table:table-cell table:style-name="ce136"/>
          <table:table-cell table:style-name="ce142" office:value-type="string" calcext:value-type="string">
            <text:p>item_boots</text:p>
          </table:table-cell>
          <table:table-cell table:style-name="ce142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95" office:value-type="string" calcext:value-type="string">
            <text:p>item_force_staff</text:p>
          </table:table-cell>
          <table:table-cell table:style-name="ce96" office:value-type="string" calcext:value-type="string">
            <text:p>item_refresher</text:p>
          </table:table-cell>
          <table:table-cell table:style-name="ce98" office:value-type="string" calcext:value-type="string">
            <text:p>item_octarine_core</text:p>
          </table:table-cell>
          <table:table-cell table:style-name="ce96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1"/>
          <table:table-cell table:number-columns-repeated="2"/>
          <table:table-cell table:style-name="ce105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102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97"/>
        <table:table-column table:style-name="co92" table:default-cell-style-name="ce97"/>
        <table:table-column table:style-name="co93" table:default-cell-style-name="ce97"/>
        <table:table-column table:style-name="co94" table:default-cell-style-name="ce97"/>
        <table:table-column table:style-name="co95" table:default-cell-style-name="ce97"/>
        <table:table-column table:style-name="co96" table:default-cell-style-name="ce97"/>
        <table:table-column table:style-name="co97" table:default-cell-style-name="ce97"/>
        <table:table-column table:style-name="co94" table:default-cell-style-name="ce97"/>
        <table:table-column table:style-name="co93" table:default-cell-style-name="ce97"/>
        <table:table-column table:style-name="co98" table:default-cell-style-name="ce97"/>
        <table:table-column table:style-name="co99" table:default-cell-style-name="ce97"/>
        <table:table-column table:style-name="co100" table:default-cell-style-name="ce97"/>
        <table:table-column table:style-name="co101" table:default-cell-style-name="ce97"/>
        <table:table-column table:style-name="co102" table:default-cell-style-name="ce97"/>
        <table:table-column table:style-name="co93" table:default-cell-style-name="ce97"/>
        <table:table-column table:style-name="co103" table:default-cell-style-name="ce97"/>
        <table:table-column table:style-name="co104" table:default-cell-style-name="ce97"/>
        <table:table-column table:style-name="co105" table:default-cell-style-name="ce159"/>
        <table:table-column table:style-name="co106" table:default-cell-style-name="ce159"/>
        <table:table-column table:style-name="co107" table:default-cell-style-name="ce97"/>
        <table:table-column table:style-name="co99" table:default-cell-style-name="ce94"/>
        <table:table-column table:style-name="co108" table:default-cell-style-name="ce97"/>
        <table:table-column table:style-name="co109" table:default-cell-style-name="ce97"/>
        <table:table-column table:style-name="co110" table:default-cell-style-name="ce97"/>
        <table:table-column table:style-name="co10" table:default-cell-style-name="ce97"/>
        <table:table-column table:style-name="co10" table:number-columns-repeated="999" table:default-cell-style-name="ce150"/>
        <table:table-row table:style-name="ro1">
          <table:table-cell table:style-name="ce86" office:value-type="string" calcext:value-type="string">
            <text:p>Skill Name</text:p>
          </table:table-cell>
          <table:table-cell table:style-name="ce110" office:value-type="string" calcext:value-type="string" table:number-columns-spanned="2" table:number-rows-spanned="1">
            <text:p>Any Mode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Team Fight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TEAM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PUSH_TOWER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ATTACK</text:p>
          </table:table-cell>
          <table:covered-table-cell table:style-name="ce157"/>
          <table:table-cell table:style-name="ce110" office:value-type="string" calcext:value-type="string" table:number-columns-spanned="2" table:number-rows-spanned="1">
            <text:p>BOT_MODE_LANING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BOT_MODE_ROSHAN 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FAR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TOWER</text:p>
          </table:table-cell>
          <table:covered-table-cell table:style-name="ce166"/>
          <table:table-cell table:style-name="ce157" office:value-type="string" calcext:value-type="string" table:number-columns-spanned="2" table:number-rows-spanned="1">
            <text:p>BOT_MODE_RETREAT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ALLY</text:p>
          </table:table-cell>
          <table:covered-table-cell table:style-name="ce157"/>
          <table:table-cell table:number-columns-repeated="999"/>
        </table:table-row>
        <table:table-row table:style-name="ro1">
          <table:table-cell table:style-name="ce87" office:value-type="string" calcext:value-type="string">
            <text:p>crystal_maiden_crystal_nova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crystal_maiden_frostbit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crystal_maiden_freezing_field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9" table:number-columns-repeated="2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frost_arrows 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wave_of_silence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trueshot </text:p>
          </table:table-cell>
          <table:table-cell table:style-name="ce94" table:number-columns-repeated="2"/>
          <table:table-cell table:style-name="ce94" office:value-type="string" calcext:value-type="string">
            <text:p>three_and_more_ally_creep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three_and_more_ally_creeps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blade_fury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aoe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healing_ward 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table:number-columns-repeated="2"/>
          <table:table-cell table:style-name="ce128" office:value-type="string" calcext:value-type="string">
            <text:p>low_hp_ally_hero</text:p>
          </table:table-cell>
          <table:table-cell table:style-name="ce128" table:number-columns-repeated="5"/>
          <table:table-cell table:style-name="ce117" table:number-columns-repeated="4"/>
          <table:table-cell table:style-name="ce156" table:number-columns-repeated="2"/>
          <table:table-cell table:style-name="ce117" table:number-columns-repeated="4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omni_slas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ether_shock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voodoo 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shackle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49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9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mass_serpent_ward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table:number-columns-repeated="4"/>
          <table:table-cell table:style-name="ce128" office:value-type="string" calcext:value-type="string">
            <text:p>attacked_enemy_building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/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arthshock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/>
          <table:table-cell table:style-name="ce156" table:number-columns-repeated="2"/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17" office:value-type="float" office:value="60" calcext:value-type="float">
            <text:p>6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ursa_overpower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nrage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skeleton_king_hellfire_blas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shrapne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three_and_more_creeps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assassinat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lion_impal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80" calcext:value-type="float">
            <text:p>8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voodoo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mana_drain</text:p>
          </table:table-cell>
          <table:table-cell table:style-name="ce94" table:number-columns-repeated="4"/>
          <table:table-cell table:style-name="ce128" table:number-columns-repeated="4"/>
          <table:table-cell table:style-name="ce129" table:number-columns-repeated="2"/>
          <table:table-cell table:style-name="ce128" office:value-type="string" calcext:value-type="string">
            <text:p>use_on_attack_enemy_with_mana_when_low_mp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56" office:value-type="string" calcext:value-type="string">
            <text:p>use_on_attack_enemy_with_mana_when_low_mp</text:p>
          </table:table-cell>
          <table:table-cell table:style-name="ce156" office:value-type="float" office:value="70" calcext:value-type="float">
            <text:p>70</text:p>
          </table:table-cell>
          <table:table-cell table:style-name="ce117"/>
          <table:table-cell table:style-name="ce121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90" office:value-type="string" calcext:value-type="string">
            <text:p>lion_finger_of_deat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storm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warcry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sven_gods_strength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nova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armor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dark_ritual</text:p>
          </table:table-cell>
          <table:table-cell table:style-name="ce94" office:value-type="string" calcext:value-type="string">
            <text:p>low_hp_ally_creep</text:p>
          </table:table-cell>
          <table:table-cell table:style-name="ce94" office:value-type="float" office:value="70" calcext:value-type="float">
            <text:p>7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chain_frost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/>
          <table:table-cell table:style-name="ce129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3"/>
          <table:table-cell table:style-name="ce121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stifling_dagger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phantom_strike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chaos_knight_chaos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chaos_knight_reality_rift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chaos_knight_phantasm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spirit_lanc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doppelwalk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phantom_edge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fatal_bonds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shadow_word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5" calcext:value-type="float">
            <text:p>75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5" calcext:value-type="float">
            <text:p>75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upheava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40" calcext:value-type="float">
            <text:p>4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rain_of_chaos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/>
          <table:table-cell table:style-name="ce129"/>
          <table:table-cell table:style-name="ce128"/>
          <table:table-cell table:style-name="ce129"/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20" calcext:value-type="float">
            <text:p>2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item_tpscroll</text:p>
          </table:table-cell>
          <table:table-cell table:style-name="ce94" table:number-columns-repeated="4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17" table:number-columns-repeated="6"/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9" office:value-type="string" calcext:value-type="string">
            <text:p>item_glimmer_cape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rod_of_ato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sheepstick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lotus_orb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cyclon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94" table:number-columns-repeated="17"/>
          <table:table-cell table:style-name="ce162" table:number-columns-repeated="2"/>
          <table:table-cell table:style-name="ce94"/>
          <table:table-cell/>
          <table:table-cell table:style-name="ce94" table:number-columns-repeated="4"/>
          <table:table-cell table:style-name="ce151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12" table:default-cell-style-name="ce167"/>
        <table:table-column table:style-name="co67" table:default-cell-style-name="ce167"/>
        <table:table-column table:style-name="co68" table:default-cell-style-name="ce167"/>
        <table:table-column table:style-name="co69" table:default-cell-style-name="ce167"/>
        <table:table-column table:style-name="co70" table:default-cell-style-name="ce167"/>
        <table:table-column table:style-name="co113" table:default-cell-style-name="ce167"/>
        <table:table-column table:style-name="co114" table:default-cell-style-name="ce167"/>
        <table:table-column table:style-name="co73" table:default-cell-style-name="ce167"/>
        <table:table-column table:style-name="co74" table:default-cell-style-name="ce167"/>
        <table:table-column table:style-name="co75" table:default-cell-style-name="ce167"/>
        <table:table-column table:style-name="co76" table:default-cell-style-name="ce167"/>
        <table:table-column table:style-name="co77" table:default-cell-style-name="ce167"/>
        <table:table-column table:style-name="co10" table:number-columns-repeated="1008" table:default-cell-style-name="ce199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1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195" office:value-type="string" calcext:value-type="string">
            <text:p>Roam desire</text:p>
          </table:table-cell>
          <table:table-cell table:style-name="ce195" office:value-type="string" calcext:value-type="string">
            <text:p>Roshan desire</text:p>
          </table:table-cell>
          <table:table-cell table:style-name="ce195" office:value-type="string" calcext:value-type="string">
            <text:p>Defend TOP desire</text:p>
          </table:table-cell>
          <table:table-cell table:style-name="ce195" office:value-type="string" calcext:value-type="string">
            <text:p>Defend MID desire</text:p>
          </table:table-cell>
          <table:table-cell table:style-name="ce195" office:value-type="string" calcext:value-type="string">
            <text:p>Defend BOT desire</text:p>
          </table:table-cell>
          <table:table-cell table:style-name="ce200" table:number-columns-repeated="1008"/>
        </table:table-row>
        <table:table-row table:style-name="ro1">
          <table:table-cell table:style-name="ce153" office:value-type="string" calcext:value-type="string">
            <text:p>ally_mega_creep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aegi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cheese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ax_kills_enemy_hero_alive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max_kills_ally_hero_alive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time_is_more_5_minute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alive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top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top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mid_then_enemy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bot_then_enemy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is_night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-10" calcext:value-type="float">
            <text:p>-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 table:number-rows-repeated="1048554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63"/>
        <table:table-column table:style-name="co67" table:default-cell-style-name="ce163"/>
        <table:table-column table:style-name="co68" table:default-cell-style-name="ce163"/>
        <table:table-column table:style-name="co69" table:default-cell-style-name="ce163"/>
        <table:table-column table:style-name="co70" table:default-cell-style-name="ce163"/>
        <table:table-column table:style-name="co78" table:default-cell-style-name="ce163"/>
        <table:table-column table:style-name="co79" table:default-cell-style-name="ce163"/>
        <table:table-column table:style-name="co80" table:number-columns-repeated="2" table:default-cell-style-name="ce163"/>
        <table:table-column table:style-name="co73" table:default-cell-style-name="ce163"/>
        <table:table-column table:style-name="co74" table:default-cell-style-name="ce163"/>
        <table:table-column table:style-name="co75" table:default-cell-style-name="ce163"/>
        <table:table-column table:style-name="co76" table:default-cell-style-name="ce163"/>
        <table:table-column table:style-name="co77" table:default-cell-style-name="ce163"/>
        <table:table-column table:style-name="co10" table:number-columns-repeated="1008" table:default-cell-style-name="ce203"/>
        <table:table-row table:style-name="ro1">
          <table:table-cell table:style-name="ce196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6"/>
          <table:table-cell table:style-name="ce196" office:value-type="string" calcext:value-type="string">
            <text:p>Roam desire</text:p>
          </table:table-cell>
          <table:table-cell table:style-name="ce196" office:value-type="string" calcext:value-type="string">
            <text:p>Roshan desire</text:p>
          </table:table-cell>
          <table:table-cell table:style-name="ce196" office:value-type="string" calcext:value-type="string">
            <text:p>Defend TOP desire</text:p>
          </table:table-cell>
          <table:table-cell table:style-name="ce196" office:value-type="string" calcext:value-type="string">
            <text:p>Defend MID desire</text:p>
          </table:table-cell>
          <table:table-cell table:style-name="ce196" office:value-type="string" calcext:value-type="string">
            <text:p>Defend BOT desire</text:p>
          </table:table-cell>
          <table:table-cell table:style-name="ce204" table:number-columns-repeated="1008"/>
        </table:table-row>
        <table:table-row table:style-name="ro1">
          <table:table-cell table:style-name="ce133" office:value-type="string" calcext:value-type="string">
            <text:p>has_low_hp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top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mid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player_on_bot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has_tp_scroll_or_travel_boots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-5" calcext:value-type="float">
            <text:p>-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has_buyback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5" calcext:value-type="float">
            <text:p>-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40" office:value-type="string" calcext:value-type="string">
            <text:p>more_enemy_heroes_around_then_ally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-10" calcext:value-type="float">
            <text:p>-10</text:p>
          </table:table-cell>
          <table:table-cell table:style-name="ce174" office:value-type="float" office:value="0" calcext:value-type="float">
            <text:p>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>
          <table:table-cell table:style-name="ce133" office:value-type="string" calcext:value-type="string">
            <text:p>is_shrine_healing_and_no_enemy</text:p>
          </table:table-cell>
          <table:table-cell table:number-columns-repeated="6" table:style-name="ce174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0" calcext:value-type="float">
            <text:p>0</text:p>
          </table:table-cell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 table:number-rows-repeated="6">
          <table:table-cell table:style-name="ce133"/>
          <table:table-cell table:style-name="ce174" table:number-columns-repeated="6"/>
          <table:table-cell table:style-name="ce168" table:number-columns-repeated="2"/>
          <table:table-cell table:style-name="ce174"/>
          <table:table-cell table:style-name="ce168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0:49:27.639949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3T10:52:21.351581890</dc:date>
    <meta:editing-duration>P1DT9H50M1S</meta:editing-duration>
    <meta:editing-cycles>1583</meta:editing-cycles>
    <meta:document-statistic meta:table-count="9" meta:cell-count="2477" meta:object-count="0"/>
  </office:meta>
</office:document-meta>
</file>